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dc952" officeooo:paragraph-rsid="000dc952" style:font-size-asian="12.25pt" style:font-weight-asian="bold" style:font-size-complex="14pt" style:font-weight-complex="bold"/>
    </style:style>
    <style:style style:name="P2" style:family="paragraph" style:parent-style-name="Standard">
      <style:text-properties fo:font-size="14pt" fo:font-style="normal" style:text-underline-style="none" fo:font-weight="normal" officeooo:rsid="000dc952" officeooo:paragraph-rsid="000dc952" style:font-size-asian="12.25pt" style:font-style-asian="normal" style:font-weight-asian="normal" style:font-size-complex="14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0f8c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journey towards building a complete missile simulation</text:p>
      <text:p text:style-name="P2">So, I was tasked with building a simulation that would realistically simulate a missile trajectory. And for that purpose I had to learn the ins and outs of how missiles operate. I chose to build this simulation in C++, because its more efficient and has the robustness to handle with complex 3d physical computations. But also because I wanted to learn that language, and reading through its syntax without any purpose is not a good way to do so. So I needed a goal to work towards while I polish my C++ skills.</text:p>
      <text:p text:style-name="P2"/>
      <text:p text:style-name="P2"><text:span text:style-name="T1">Day 1</text:span></text:p>
      <text:p text:style-name="P2">Before I could write any line of code, I had to plan what I’m doing. I have tried building a simple prototype using ChatGPT but it always got to a point where I had errors and had no idea what gone wrong, I didn’t know how the program’s logic was handled and therefor could not know what gone wrong. So I decided to build and design it myself, using ChatGPT only as a reference to concepts about phsyics and rocketry and also equations I did not know.</text:p>
      <text:p text:style-name="P2"/>
      <text:p text:style-name="P2">So, before any planning could take place, I had to know what exactly needed to be planned. So I started reading about how a missile operates. I learned that every missile has an engine, which burns fuel and creates thrust in a certain direction (opposite of where the nozzle is) according to Newton’s third law which states every action has an equal opposite reaction. So I built an engine class with attributes like thrust (how much force can the engine make), burn time (whats the maximum amount of time it can be on), specific impulse (how efficient the engine is), a thrust vector (where is the thrust directed). <text:span text:style-name="T2">For simplicity’s sake, I decided all engine instances for now will be solid-propellants meaning they will ignite and burn all their fuel in a non throttleable way, meaning the amount of fuel burning cannot be controll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avid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21:44:27.365340951</meta:creation-date>
    <dc:date>2025-02-11T22:53:46.298729368</dc:date>
    <meta:editing-duration>PT11M9S</meta:editing-duration>
    <meta:editing-cycles>1</meta:editing-cycles>
    <meta:document-statistic meta:table-count="0" meta:image-count="0" meta:object-count="0" meta:page-count="1" meta:paragraph-count="5" meta:word-count="334" meta:character-count="1861" meta:non-whitespace-character-count="1532"/>
    <meta:generator>LibreOffice/24.2.7.2$Linux_X86_64 LibreOffice_project/420$Build-2</meta:generator>
  </office:meta>
</office:document-meta>
</file>